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еб-приложение: две обязательные части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 draw:corner-radius="2cm">
            <text:p>Фронтенд (клиент) — то, что происходит в браузере у пользователя</text:p>
            <text:p/>
            <text:p>Бэкенд (сервер) — то, что скрыто от глаза пользователя и происходит где-то на удаленном компьютере.<text:line-break/><text:line-break/>Этим частям суждено быть вместе!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Фронтенд должен выглядеть одинаково в разных браузерах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Но браузеры всегда будут этому сопротивляться, детка</text:p>
              </text:list-item>
              <text:list-item>
                <text:p>HTML/CSS/Javascript</text:p>
              </text:list-item>
              <text:list-item>
                <text:p><text:span text:style-name="T1">Cookie, local</text:span> <text:span text:style-name="T1">storage</text:span></text:p>
              </text:list-item>
              <text:list-item>
                <text:p><text:span text:style-name="T1">Mobile responsive</text:span> <text:span text:style-name="T1">desig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Бэкенд должен не зависеть от браузера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Шлем только данные в формате JSON</text:p>
              </text:list-item>
              <text:list-item>
                <text:p>Также работаем с данными авторизации пользователя (сессия, токен безопасности)</text:p>
              </text:list-item>
              <text:list-item>
                <text:p>Мы будем работать с серверным Javascript, который называется Node.js</text:p>
              </text:list-item>
              <text:list-item>
                <text:p>Также будем использовать кучку разных полезных компонентов для работы с базой данных, авторизацией, шаблона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реда разработки кода: NetBea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Достоинства:</text:p>
              </text:list-header>
              <text:list-item>
                <text:p>Бесплатный, простой в освоении, русскоязычный интерфейс, встроенные инструменты работы с репозиторием и другое</text:p>
                <text:p>Недостатки:</text:p>
              </text:list-item>
              <text:list-item>
                <text:p>Не поддерживается современный синтаксис EcmaScript 2015/2016 (это ужасно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истема контроля версий: GIT</text:p>
          </draw:text-box>
        </draw:frame>
        <draw:frame presentation:style-name="pr4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Почему? Да потому что она лучшая из всех!</text:p>
              </text:list-item>
              <text:list-item>
                <text:p>Каждый урок — это отдельная ветка, которую вы будете клонировать и вносить свои изменения. Если все очень плохо, то можно вернуться к предыдущей версии.</text:p>
              </text:list-item>
              <text:list-item>
                <text:p>Итоги вашей работы с кодом легче проверять преподавателю через репозиторий</text:p>
              </text:list-item>
              <text:list-item>
                <text:p>GitHub — мощнейший мировой инструмент коллективной разработк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Пускаем серверный код из командной строки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Каждый компьютер можно заставить работать в режиме веб-сервера</text:p>
              </text:list-item>
              <text:list-item>
                <text:p>http://localhost/ и <text:a xlink:href="http://127.0.0.1/" xlink:type="simple">http://127.0.0.1</text:a></text:p>
              </text:list-item>
              <text:list-item>
                <text:p>NetBeans имеет собственный встроенный веб-сервер для запуска веб-проектов</text:p>
              </text:list-item>
              <text:list-item>
                <text:p>Любая IDE умеет работать с системами управления версиям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Структура веб-приложения</text:p>
          </draw:text-box>
        </draw:frame>
        <draw:frame presentation:style-name="pr4" draw:layer="layout" svg:width="25.199cm" svg:height="13.686cm" svg:x="1.4cm" svg:y="4.914cm" presentation:class="outline" presentation:user-transformed="true">
          <draw:text-box>
            <text:list text:style-name="L2">
              <text:list-item>
                <text:p><text:s text:c="4"/>controllers/ – логика обработки запросов, маршрутов</text:p>
              </text:list-item>
              <text:list-item>
                <text:p><text:s text:c="4"/>helpers/ – дополнительные инструменты для облегчения работы</text:p>
              </text:list-item>
              <text:list-item>
                <text:p><text:s text:c="4"/>middlewares/ – промежуточные обработчики запросов</text:p>
              </text:list-item>
              <text:list-item>
                <text:p><text:s text:c="4"/>models/ – работа с БД, бизнес-логика приложения</text:p>
              </text:list-item>
              <text:list-item>
                <text:p><text:s text:c="4"/>public/ – статика, в т.ч. HTML, CSS, Javascript</text:p>
              </text:list-item>
              <text:list-item>
                <text:p><text:s text:c="4"/>views/ – шаблоны для отображения веб-страниц</text:p>
              </text:list-item>
              <text:list-item>
                <text:p><text:s text:c="4"/>tests/ – модульные тесты (покв не рассматриваем)</text:p>
              </text:list-item>
              <text:list-item>
                <text:p><text:s text:c="4"/>app.js – главный загрузочный модуль приложения</text:p>
              </text:list-item>
              <text:list-item>
                <text:p><text:s text:c="4"/>package.json – файл с описанием компонентов прилож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menkov </meta:initial-creator>
    <meta:creation-date>2016-07-19T18:32:26.352023620</meta:creation-date>
    <meta:generator>LibreOffice/5.0.3.2$Linux_X86_64 LibreOffice_project/00m0$Build-2</meta:generator>
    <dc:date>2016-07-23T18:32:23.552813310</dc:date>
    <dc:creator>demenkov </dc:creator>
    <meta:editing-duration>PT15M44S</meta:editing-duration>
    <meta:editing-cycles>3</meta:editing-cycles>
    <meta:document-statistic meta:object-count="49"/>
  </office:meta>
</office:document-meta>
</file>